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00000011843E3532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b07" officeooo:paragraph-rsid="0018bb07"/>
    </style:style>
    <style:style style:name="P2" style:family="paragraph" style:parent-style-name="Standard">
      <style:text-properties officeooo:rsid="0019c0ef" officeooo:paragraph-rsid="0019c0ef"/>
    </style:style>
    <style:style style:name="fr1" style:family="graphic" style:parent-style-name="Graphics">
      <style:graphic-properties style:vertical-pos="top" style:vertical-rel="baseline" style:mirror="none" fo:clip="rect(0cm, 0cm, 3.58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ment de mode connexions, connexion via la table compte de la base :</text:p>
      <text:p text:style-name="P1"><draw:frame draw:style-name="fr1" draw:name="Image1" text:anchor-type="as-char" svg:width="17cm" svg:height="2.136cm" draw:z-index="0"><draw:image xlink:href="Pictures/10000001000003700000011843E35329.png" xlink:type="simple" xlink:show="embed" xlink:actuate="onLoad" draw:mime-type="image/png"/></draw:frame></text:p>
      <text:p text:style-name="P1"/>
      <text:p text:style-name="P1">comparaison des mot de passe Hash et envoie d’un cookie de session (id_compte)</text:p>
      <text:p text:style-name="P1">avant on envoyer le mdp et l’identifiant en cookie maintenant le problème est que en éditant le cookie on peut changer le compte sans avoir le mdp</text:p>
      <text:p text:style-name="P1"/>
      <text:p text:style-name="P2">élaboration de la méthode session de php la méthode session permet de crée de session utilisateur de manière à ce que le cookie envoyé est un cookie de session et ne représente aucune donnée importa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09:38:59.010568400</meta:creation-date>
    <dc:date>2025-12-02T16:16:41.907675200</dc:date>
    <meta:editing-duration>PT10M2S</meta:editing-duration>
    <meta:editing-cycles>2</meta:editing-cycles>
    <meta:generator>LibreOffice/25.8.3.2$Windows_X86_64 LibreOffice_project/8ca8d55c161d602844f5428fa4b58097424e324e</meta:generator>
    <meta:document-statistic meta:table-count="0" meta:image-count="1" meta:object-count="0" meta:page-count="1" meta:paragraph-count="5" meta:word-count="88" meta:character-count="498" meta:non-whitespace-character-count="414"/>
  </office:meta>
</office:document-meta>
</file>